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2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USD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USD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number-columns-repeated="62" table:default-cell-style-name="Default"/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5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number-columns-repeated="56" table:default-cell-style-name="Default"/>
        <table:table-row table:style-name="ro1">
          <table:table-cell table:style-name="ce6"/>
          <table:table-cell table:style-name="ce7" table:number-columns-repeated="7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0.06pt fine-dashed #000000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0.06pt fine-dashed #000000" style:diagonal-bl-tr="none" style:diagonal-tl-br="none" fo:border-left="none" fo:border-right="none" fo:border-top="0.06pt fine-dashed #000000"/>
    </style:style>
    <style:style style:name="taxable_5f_event_5f_JPY" style:display-name="taxable_event_JPY" style:family="table-cell" style:parent-style-name="taxable_5f_event_5f_fiat" style:data-style-name="N125">
      <style:text-properties style:language-asian="ja" style:country-asian="JP"/>
    </style:style>
    <style:style style:name="taxable_5f_event_5f_border_5f_JPY" style:display-name="taxable_event_border_JPY" style:family="table-cell" style:parent-style-name="taxable_5f_event_5f_border_5f_USD" style:data-style-name="N125">
      <style:text-properties style:language-asian="ja" style:country-asian="JP"/>
    </style:style>
    <style:style style:name="acquired_5f_lot_5f_JPY" style:display-name="acquired_lot_JPY" style:family="table-cell" style:parent-style-name="acquired_5f_lot_5f_fiat" style:data-style-name="N125">
      <style:text-properties style:language-asian="ja" style:country-asian="JP"/>
    </style:style>
    <style:style style:name="acquired_5f_lot_5f_border_5f_JPY" style:display-name="acquired_lot_border_JPY" style:family="table-cell" style:parent-style-name="acquired_5f_lot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3-01-12T11:18:14.859026137</dc:date>
    <meta:editing-duration>P1DT11H21M34S</meta:editing-duration>
    <meta:editing-cycles>119</meta:editing-cycles>
    <meta:generator>LibreOffice/7.3.7.2$Linux_X86_64 LibreOffice_project/30$Build-2</meta:generator>
    <meta:document-statistic meta:table-count="3" meta:cell-count="96" meta:object-count="0"/>
  </office:meta>
</office:document-meta>
</file>